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asy10" svg:font-family="wasy10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3.122cm"/>
    </style:style>
    <style:style style:name="Table3.B" style:family="table-column">
      <style:table-column-properties style:column-width="0.794cm"/>
    </style:style>
    <style:style style:name="Table3.C" style:family="table-column">
      <style:table-column-properties style:column-width="0.847cm"/>
    </style:style>
    <style:style style:name="Table3.D" style:family="table-column">
      <style:table-column-properties style:column-width="0.459cm"/>
    </style:style>
    <style:style style:name="Table3.E" style:family="table-column">
      <style:table-column-properties style:column-width="0.296cm"/>
    </style:style>
    <style:style style:name="Table3.F" style:family="table-column">
      <style:table-column-properties style:column-width="0.148cm"/>
    </style:style>
    <style:style style:name="Table3.G" style:family="table-column">
      <style:table-column-properties style:column-width="2.087cm"/>
    </style:style>
    <style:style style:name="Table3.H" style:family="table-column">
      <style:table-column-properties style:column-width="0.079cm"/>
    </style:style>
    <style:style style:name="Table3.I" style:family="table-column">
      <style:table-column-properties style:column-width="2.858cm"/>
    </style:style>
    <style:style style:name="Table3.J" style:family="table-column">
      <style:table-column-properties style:column-width="1.693cm"/>
    </style:style>
    <style:style style:name="Table3.K" style:family="table-column">
      <style:table-column-properties style:column-width="1.852cm"/>
    </style:style>
    <style:style style:name="Table3.L" style:family="table-column">
      <style:table-column-properties style:column-width="2.77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K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L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text-properties fo:font-size="13pt" fo:font-weight="bold" style:font-size-asian="13pt" style:font-weight-asian="bold" style:font-size-complex="13pt" style:font-weight-complex="bold"/>
    </style:style>
    <style:style style:name="P8" style:family="paragraph" style:parent-style-name="Table_20_Contents">
      <style:text-properties style:font-name="Liberation Serif1" style:font-name-asian="Liberation Serif1" style:font-name-complex="Liberation Serif1"/>
    </style:style>
    <style:style style:name="P9" style:family="paragraph" style:parent-style-name="Text_20_body" style:master-page-name="First_20_Page">
      <style:paragraph-properties style:page-number="auto"/>
    </style:style>
    <style:style style:name="P10" style:family="paragraph" style:parent-style-name="Table_20_Contents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wasy10"/>
    </style:style>
    <style:style style:name="T3" style:family="text">
      <style:text-properties style:font-name="Liberation Serif"/>
    </style:style>
    <style:style style:name="T4" style:family="text">
      <style:text-properties style:font-name="Liberation Serif1" style:font-name-asian="Liberation Serif1" style:font-name-complex="Liberation Serif1"/>
    </style:style>
    <style:style style:name="fr1" style:family="graphic" style:parent-style-name="OLE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draw:ole-draw-aspect="1" draw:visible-area-width="4.949cm" draw:visible-area-height="3.177cm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Objet1" text:anchor-type="as-char" svg:width="3.126cm" svg:height="1.997cm" draw:z-index="0"><draw:object-ole xlink:href="./Object 1" xlink:type="simple" xlink:show="embed" xlink:actuate="onLoad"/><draw:image xlink:href="./ObjectReplacements/Object 1" xlink:type="simple" xlink:show="embed" xlink:actuate="onLoad"/><svg:desc>Objet OLE</svg:desc></draw:frame><text:text-input text:description="&lt;setLang(user.lang or 'fr_FR')&gt;">&lt;setLang(user.lang or 'fr_FR')&gt;</text:text-input></text:p>
      <text:p text:style-name="P4">DEMANDE D'EVASAN HORS DU TERRITOIRE</text:p>
      <text:p text:style-name="P4">Certificat commun : Aircalin/Air France/Consulat/Service interne</text:p>
      <text:p text:style-name="Text_20_body">Le: <text:span text:style-name="T1"><text:text-input text:description="&lt;o.date and formatLang(o.date,date=True) or ' '&gt;">&lt;formatLang(o.date,date=True)&gt;</text:text-input></text:span></text:p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row>
          <table:table-cell table:style-name="Table3.A1" office:value-type="string">
            <text:p text:style-name="Contenu_20_de_20_tableau_20_gras">NOM et Prénom</text:p>
          </table:table-cell>
          <table:table-cell table:style-name="Table3.A1" table:number-columns-spanned="6" office:value-type="string">
            <text:p text:style-name="P7"><text:text-input text:description="&lt;o.partner_id.fullname&gt;">&lt;o.partner_id.fullname&gt;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A1" table:number-columns-spanned="3" office:value-type="string">
            <text:p text:style-name="P7">Date de naissance :</text:p>
          </table:table-cell>
          <table:covered-table-cell/>
          <table:covered-table-cell/>
          <table:table-cell table:style-name="Table3.K1" table:number-columns-spanned="2" office:value-type="string">
            <text:p text:style-name="Table_20_Contents"><text:text-input text:description="&lt;o.partner_id.dob&gt;">&lt;dob&gt;</text:text-input></text:p>
          </table:table-cell>
          <table:covered-table-cell/>
        </table:table-row>
        <table:table-row>
          <table:table-cell table:style-name="Table3.A2" table:number-rows-spanned="3" office:value-type="string">
            <text:p text:style-name="Contenu_20_de_20_tableau_20_gras">Sexe</text:p>
          </table:table-cell>
          <table:table-cell table:style-name="Table3.A2" table:number-rows-spanned="3" table:number-columns-spanned="7" office:value-type="string">
            <text:p text:style-name="P2">Masculin</text:p>
            <text:p text:style-name="P3"><text:text-input text:description="&lt;choose&gt;">&lt;choose&gt;</text:text-input></text:p>
            <text:p text:style-name="P3"><text:text-input text:description="&lt;when test=&quot;o.partner_id.gender=='M'&quot;&gt;">&lt;when test="o.partner_id.gender=='M'"&gt;</text:text-input>Masculin</text:p>
            <text:p text:style-name="P3"><text:text-input text:description="&lt;/when&gt;">&lt;/when&gt;</text:text-input></text:p>
            <text:p text:style-name="P3"><text:text-input text:description="&lt;otherwise&gt;">&lt;otherwise&gt;</text:text-input></text:p>
            <text:p text:style-name="P1">Féminin</text:p>
            <text:p text:style-name="P3"><text:text-input text:description="&lt;/otherwise&gt;">&lt;/otherwise&gt;</text:text-input></text:p>
            <text:p text:style-name="P3"><text:text-input text:description="&lt;/choose&gt;">&lt;/choose&gt;</text:text-input>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3" office:value-type="string">
            <text:p text:style-name="Contenu_20_de_20_tableau_20_gras">Couverture sociale</text:p>
          </table:table-cell>
          <table:table-cell table:style-name="Table3.A2" table:number-columns-spanned="2" office:value-type="string">
            <text:p text:style-name="Contenu_20_de_20_tableau_20_gras">AM :</text:p>
          </table:table-cell>
          <table:covered-table-cell/>
          <table:table-cell table:style-name="Table3.L2" office:value-type="string">
            <text:p text:style-name="Table_20_Contents"><text:text-input text:description="&lt;o.partner_id.amgid and o.partner_id.amgid or ''&gt;">&lt;amgid&gt;</text:text-input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columns-spanned="2" office:value-type="string">
            <text:p text:style-name="Contenu_20_de_20_tableau_20_gras">CAFAT</text:p>
          </table:table-cell>
          <table:covered-table-cell/>
          <table:table-cell table:style-name="Table3.L2" office:value-type="string">
            <text:p text:style-name="Table_20_Contents"><text:text-input text:description="&lt;o.partner_id.cafatid and o.partner_id.cafatid or ''&gt;">&lt;cafatid&gt;</text:text-input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columns-spanned="2" office:value-type="string">
            <text:p text:style-name="Contenu_20_de_20_tableau_20_gras">Autres</text:p>
          </table:table-cell>
          <table:covered-table-cell/>
          <table:table-cell table:style-name="Table3.L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Contenu_20_de_20_tableau_20_gras">Je soussigné Dr :</text:p>
          </table:table-cell>
          <table:table-cell table:style-name="Table3.A2" table:number-columns-spanned="5" office:value-type="string">
            <text:p text:style-name="Contenu_20_de_20_tableau_20_gras">FRANCOIS</text:p>
          </table:table-cell>
          <table:covered-table-cell/>
          <table:covered-table-cell/>
          <table:covered-table-cell/>
          <table:covered-table-cell/>
          <table:table-cell table:style-name="Table3.L2" table:number-columns-spanned="6" office:value-type="string">
            <text:p text:style-name="Table_20_Contents">Certifie que les renseignements suivants concernant une demande d'entrée en Australie pour traitement médical sont exacts 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Contenu_20_de_20_tableau_20_gras">Destination</text:p>
          </table:table-cell>
          <table:table-cell table:style-name="Table3.A2" table:number-columns-spanned="5" office:value-type="string">
            <text:p text:style-name="Table_20_Contents"><text:span text:style-name="T3">C</text:span>Sydney</text:p>
          </table:table-cell>
          <table:covered-table-cell/>
          <table:covered-table-cell/>
          <table:covered-table-cell/>
          <table:covered-table-cell/>
          <table:table-cell table:style-name="Table3.A2" table:number-columns-spanned="2" office:value-type="string">
            <text:p text:style-name="Table_20_Contents"><text:span text:style-name="T4">□</text:span><text:span text:style-name="T3"> France</text:span></text:p>
          </table:table-cell>
          <table:covered-table-cell/>
          <table:table-cell table:style-name="Table3.A2" office:value-type="string">
            <text:p text:style-name="Table_20_Contents"><text:span text:style-name="T4">□</text:span><text:span text:style-name="T3"> Autre</text:span></text:p>
          </table:table-cell>
          <table:table-cell table:style-name="Table3.A2" table:number-columns-spanned="2" office:value-type="string">
            <text:p text:style-name="Table_20_Contents">Date :</text:p>
          </table:table-cell>
          <table:covered-table-cell/>
          <table:table-cell table:style-name="Table3.L2" office:value-type="string">
            <text:p text:style-name="Table_20_Contents">Vol :</text:p>
          </table:table-cell>
        </table:table-row>
        <table:table-row>
          <table:table-cell table:style-name="Table3.A2" office:value-type="string">
            <text:p text:style-name="Contenu_20_de_20_tableau_20_gras">Hopital</text:p>
          </table:table-cell>
          <table:table-cell table:style-name="Table3.A2" table:number-columns-spanned="8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columns-spanned="2" office:value-type="string">
            <text:p text:style-name="Contenu_20_de_20_tableau_20_gras">Date de l'admission</text:p>
          </table:table-cell>
          <table:covered-table-cell/>
          <table:table-cell table:style-name="Table3.L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Contenu_20_de_20_tableau_20_gras">Médecin</text:p>
          </table:table-cell>
          <table:table-cell table:style-name="Table3.A2" table:number-columns-spanned="7" office:value-type="string">
            <text:p text:style-name="Contenu_20_de_20_tableau_20_gra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Contenu_20_de_20_tableau_20_gras">Tél</text:p>
          </table:table-cell>
          <table:table-cell table:style-name="Table3.L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3.L2" table:number-columns-spanned="12" office:value-type="string">
            <text:p text:style-name="Contenu_20_de_20_tableau_20_gras">Motifs médicaux de la <text:s/>demande d'EVASAN pour soins non réalisables en Nouvelle-Calédonie 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L2" table:number-columns-spanned="12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Contenu_20_de_20_tableau_20_gras">Code CIM 10</text:p>
          </table:table-cell>
          <table:table-cell table:style-name="Table3.A2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Table3.A2" table:number-columns-spanned="3" office:value-type="string">
            <text:p text:style-name="Contenu_20_de_20_tableau_20_gras">Diagnostic</text:p>
          </table:table-cell>
          <table:covered-table-cell/>
          <table:covered-table-cell/>
          <table:table-cell table:style-name="Table3.L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3.L2" table:number-columns-spanned="12" office:value-type="string">
            <text:p text:style-name="Table_20_Contents">L'état de santé du patient ne présente aucun danger de contagion ou autre, ni gêne d'aucune sorte pour les passagers de l'avion qui le transporte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Contenu_20_de_20_tableau_20_gras">Le malade est-il capable de :</text:p>
          </table:table-cell>
          <table:table-cell table:style-name="Table3.A2" table:number-columns-spanned="7" office:value-type="string">
            <text:p text:style-name="Table_20_Contents">S'assoier <text:span text:style-name="T4">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Table_20_Contents">Se tenir debout <text:span text:style-name="T4">□</text:span></text:p>
          </table:table-cell>
          <table:table-cell table:style-name="Table3.A2" table:number-columns-spanned="2" office:value-type="string">
            <text:p text:style-name="Table_20_Contents">Marcher <text:span text:style-name="T4">□</text:span></text:p>
          </table:table-cell>
          <table:covered-table-cell/>
          <table:table-cell table:style-name="Table3.L2" office:value-type="string">
            <text:p text:style-name="Table_20_Contents">Prendre ses repas seul. <text:span text:style-name="T4">□</text:span></text:p>
          </table:table-cell>
        </table:table-row>
        <table:table-row>
          <table:table-cell table:style-name="Table3.A2" office:value-type="string">
            <text:p text:style-name="Contenu_20_de_20_tableau_20_gras">Modalité de transport</text:p>
          </table:table-cell>
          <table:table-cell table:style-name="Table3.A2" table:number-columns-spanned="2" office:value-type="string">
            <text:p text:style-name="Table_20_Contents">Seul(e)<text:span text:style-name="T4">□</text:span></text:p>
          </table:table-cell>
          <table:covered-table-cell/>
          <table:table-cell table:style-name="Table3.A2" table:number-columns-spanned="5" office:value-type="string">
            <text:p text:style-name="Table_20_Contents">Acc familial <text:span text:style-name="T4">□</text:span></text:p>
          </table:table-cell>
          <table:covered-table-cell/>
          <table:covered-table-cell/>
          <table:covered-table-cell/>
          <table:covered-table-cell/>
          <table:table-cell table:style-name="Table3.A2" office:value-type="string">
            <text:p text:style-name="Table_20_Contents">Acc paramédical <text:span text:style-name="T4">□</text:span><text:span text:style-name="T3"> </text:span></text:p>
          </table:table-cell>
          <table:table-cell table:style-name="Table3.A2" table:number-columns-spanned="2" office:value-type="string">
            <text:p text:style-name="Table_20_Contents">Acc paramédical <text:span text:style-name="T4">□</text:span></text:p>
          </table:table-cell>
          <table:covered-table-cell/>
          <table:table-cell table:style-name="Table3.L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Assis <text:span text:style-name="T2">~</text:span><text:span text:style-name="T3"> </text:span></text:p>
          </table:table-cell>
          <table:table-cell table:style-name="Table3.A2" table:number-columns-spanned="7" office:value-type="string">
            <text:p text:style-name="Table_20_Contents">Semi-allongé <text:span text:style-name="T4">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Table_20_Contents">Civière <text:span text:style-name="T4">□</text:span></text:p>
            <text:p text:style-name="P8"/>
          </table:table-cell>
          <table:table-cell table:style-name="Table3.A2" table:number-columns-spanned="2" office:value-type="string">
            <text:p text:style-name="Table_20_Contents">Fauteuil roulant <text:s/><text:span text:style-name="T4">□</text:span></text:p>
          </table:table-cell>
          <table:covered-table-cell/>
          <table:table-cell table:style-name="Table3.L2" office:value-type="string">
            <text:p text:style-name="Table_20_Contents">Monte charge <text:span text:style-name="T4">□</text:span><text:span text:style-name="T3"> </text:span></text:p>
          </table:table-cell>
        </table:table-row>
        <text:soft-page-break/>
        <table:table-row>
          <table:table-cell table:style-name="Table3.A2" office:value-type="string">
            <text:p text:style-name="Contenu_20_de_20_tableau_20_gras">Oxygene à bord : </text:p>
          </table:table-cell>
          <table:table-cell table:style-name="Table3.A2" table:number-columns-spanned="7" office:value-type="string">
            <text:p text:style-name="Table_20_Contents">Néant <text:span text:style-name="T4">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Table_20_Contents">O2 continu <text:span text:style-name="T4">□</text:span><text:span text:style-name="T3"> </text:span></text:p>
          </table:table-cell>
          <table:table-cell table:style-name="Table3.A2" table:number-columns-spanned="2" office:value-type="string">
            <text:p text:style-name="Table_20_Contents">Débit :</text:p>
          </table:table-cell>
          <table:covered-table-cell/>
          <table:table-cell table:style-name="Table3.L2" office:value-type="string">
            <text:p text:style-name="P6">L/mn</text:p>
          </table:table-cell>
        </table:table-row>
        <table:table-row>
          <table:table-cell table:style-name="Table3.A2" office:value-type="string">
            <text:p text:style-name="Contenu_20_de_20_tableau_20_gras">Oxygène à maintenir durant l'escale</text:p>
          </table:table-cell>
          <table:table-cell table:style-name="Table3.A2" table:number-columns-spanned="7" office:value-type="string">
            <text:p text:style-name="Table_20_Contents">Oui <text:span text:style-name="T4">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Table_20_Contents">Non <text:span text:style-name="T4">□</text:span><text:span text:style-name="T3"> </text:span></text:p>
          </table:table-cell>
          <table:table-cell table:style-name="Table3.A2" table:number-columns-spanned="2" office:value-type="string">
            <text:p text:style-name="Table_20_Contents"/>
          </table:table-cell>
          <table:covered-table-cell/>
          <table:table-cell table:style-name="Table3.L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Contenu_20_de_20_tableau_20_gras">Patient </text:p>
          </table:table-cell>
          <table:table-cell table:style-name="Table3.A2" table:number-columns-spanned="7" office:value-type="string">
            <text:p text:style-name="Contenu_20_de_20_tableau_20_gras">Hospitalisé 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Table_20_Contents">Oui <text:span text:style-name="T4">□</text:span></text:p>
          </table:table-cell>
          <table:table-cell table:style-name="Table3.A2" table:number-columns-spanned="2" office:value-type="string">
            <text:p text:style-name="Table_20_Contents"><text:span text:style-name="T3">Non </text:span><text:span text:style-name="T4">□</text:span><text:span text:style-name="T3"> </text:span></text:p>
          </table:table-cell>
          <table:covered-table-cell/>
          <table:table-cell table:style-name="Table3.L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table:number-columns-spanned="7" office:value-type="string">
            <text:p text:style-name="Table_20_Contents">Handicapé physique <text:span text:style-name="T4">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columns-spanned="3" office:value-type="string">
            <text:p text:style-name="Table_20_Contents">Dépendant psychiquement (Alcool-Drogue)<text:span text:style-name="T4">□</text:span><text:span text:style-name="T3"> </text:span></text:p>
          </table:table-cell>
          <table:covered-table-cell/>
          <table:covered-table-cell/>
          <table:table-cell table:style-name="Table3.L2" office:value-type="string">
            <text:p text:style-name="Table_20_Contents">RAS <text:span text:style-name="T4">□</text:span><text:span text:style-name="T3"> </text:span></text:p>
          </table:table-cell>
        </table:table-row>
        <table:table-row>
          <table:table-cell table:style-name="Table3.A2" table:number-columns-spanned="8" office:value-type="string">
            <text:p text:style-name="Contenu_20_de_20_tableau_20_gras">Médecin de famille 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L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3.A2" table:number-columns-spanned="8" office:value-type="string">
            <text:p text:style-name="Contenu_20_de_20_tableau_20_gras">Autres problèmes à signaler et notamment troubles psychiatriques eventuels 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L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Contenu_20_de_20_tableau_20_gras">Traitement actuel :</text:p>
          </table:table-cell>
          <table:table-cell table:style-name="Table3.L2" table:number-columns-spanned="11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8" office:value-type="string">
            <text:p text:style-name="Contenu_20_de_20_tableau_20_gras">Motivation de la destination préconisée (sauf pour Sydne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3.L2" office:value-type="string">
            <text:p text:style-name="Table_20_Contents"/>
          </table:table-cell>
        </table:table-row>
        <table:table-row>
          <table:table-cell table:style-name="Table3.A2" table:number-columns-spanned="8" office:value-type="string">
            <text:p text:style-name="Contenu_20_de_20_tableau_20_gras">Motivation de l’accompagnateur famil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3.L2" office:value-type="string">
            <text:p text:style-name="Table_20_Contents"/>
          </table:table-cell>
        </table:table-row>
        <table:table-row>
          <table:table-cell table:style-name="Table3.A2" table:number-columns-spanned="2" office:value-type="string">
            <text:p text:style-name="Contenu_20_de_20_tableau_20_gras">Degré d'urgence :</text:p>
          </table:table-cell>
          <table:covered-table-cell/>
          <table:table-cell table:style-name="Table3.A2" table:number-columns-spanned="6" office:value-type="string">
            <text:p text:style-name="Standard">extrême urgence <text:span text:style-name="T4">□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A2" table:number-columns-spanned="3" office:value-type="string">
            <text:p text:style-name="Table_20_Contents">urgent dans la semaine <text:span text:style-name="T4">□</text:span></text:p>
          </table:table-cell>
          <table:covered-table-cell/>
          <table:covered-table-cell/>
          <table:table-cell table:style-name="Table3.L2" office:value-type="string">
            <text:p text:style-name="Table_20_Contents">non urgent <text:span text:style-name="T4">□</text:span></text:p>
          </table:table-cell>
        </table:table-row>
        <table:table-row>
          <table:table-cell table:style-name="Table3.A2" table:number-columns-spanned="8" office:value-type="string">
            <text:p text:style-name="Contenu_20_de_20_tableau_20_gras">Y a t-il une admission directe du patient dans un établissement hospitalier 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columns-spanned="3" office:value-type="string">
            <text:p text:style-name="Table_20_Contents">Oui <text:span text:style-name="T4">□</text:span></text:p>
          </table:table-cell>
          <table:covered-table-cell/>
          <table:covered-table-cell/>
          <table:table-cell table:style-name="Table3.L2" office:value-type="string">
            <text:p text:style-name="Table_20_Contents">Non <text:span text:style-name="T4">□</text:span></text:p>
          </table:table-cell>
        </table:table-row>
        <table:table-row>
          <table:table-cell table:style-name="Table3.A2" table:number-columns-spanned="8" office:value-type="string">
            <text:p text:style-name="Contenu_20_de_20_tableau_20_gras">Ambulan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columns-spanned="3" office:value-type="string">
            <text:p text:style-name="Table_20_Contents">au départ <text:span text:style-name="T4">□</text:span></text:p>
          </table:table-cell>
          <table:covered-table-cell/>
          <table:covered-table-cell/>
          <table:table-cell table:style-name="Table3.L2" office:value-type="string">
            <text:p text:style-name="Table_20_Contents">à l'arrivée <text:span text:style-name="T4">□</text:span></text:p>
          </table:table-cell>
        </table:table-row>
        <table:table-row>
          <table:table-cell table:style-name="Table3.A2" table:number-columns-spanned="4" office:value-type="string">
            <text:p text:style-name="Contenu_20_de_20_tableau_20_gras">Pièces jointes :</text:p>
          </table:table-cell>
          <table:covered-table-cell/>
          <table:covered-table-cell/>
          <table:covered-table-cell/>
          <table:table-cell table:style-name="Table3.A2" table:number-columns-spanned="4" office:value-type="string">
            <text:p text:style-name="Standard">lames <text:span text:style-name="T4">□</text:span></text:p>
          </table:table-cell>
          <table:covered-table-cell/>
          <table:covered-table-cell/>
          <table:covered-table-cell/>
          <table:table-cell table:style-name="Table3.A2" table:number-columns-spanned="3" office:value-type="string">
            <text:p text:style-name="Table_20_Contents">radiographie <text:span text:style-name="T4">□</text:span></text:p>
          </table:table-cell>
          <table:covered-table-cell/>
          <table:covered-table-cell/>
          <table:table-cell table:style-name="Table3.L2" office:value-type="string">
            <text:p text:style-name="Table_20_Contents">comptes rendu des EVASANS précédentes <text:span text:style-name="T4">□</text:span></text:p>
          </table:table-cell>
        </table:table-row>
        <table:table-row>
          <table:table-cell table:style-name="Table3.A2" table:number-columns-spanned="8" office:value-type="string">
            <text:p text:style-name="Contenu_20_de_20_tableau_20_gras">DATE 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columns-spanned="3" office:value-type="string">
            <text:p text:style-name="Table_20_Contents"><text:text-input text:description="&lt;o.datewotime&gt;">&lt;o.datewotime&gt;</text:text-input></text:p>
          </table:table-cell>
          <table:covered-table-cell/>
          <table:covered-table-cell/>
          <table:table-cell table:style-name="Table3.L2" office:value-type="string">
            <text:p text:style-name="Table_20_Contents"/>
          </table:table-cell>
        </table:table-row>
      </table:table>
      <text:p text:style-name="Text_20_body"/>
      <text:p text:style-name="P5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asy10" svg:font-family="wasy10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style="normal" style:font-weight-asian="normal"/>
    </style:style>
    <style:style style:name="contenu_20_tableau_20_gras" style:display-name="contenu tableau gras" style:family="paragraph" style:parent-style-name="Table_20_Contents" style:class="chapter">
      <style:text-properties fo:font-weight="bold" style:font-size-asian="10.5pt"/>
    </style:style>
    <style:style style:name="Contenu_20_de_20_tableau_20_gras" style:display-name="Contenu de tableau gras" style:family="paragraph" style:parent-style-name="Table_20_Contents" style:class="extra">
      <style:text-properties fo:font-weight="bold" style:font-size-asian="10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4-12-23T02:48:54</dc:date>
    <meta:editing-duration>P1DT1H36M51S</meta:editing-duration>
    <meta:editing-cycles>180</meta:editing-cycles>
    <dc:creator>Laurent FRANCOIS</dc:creator>
    <meta:document-statistic meta:table-count="1" meta:image-count="0" meta:object-count="1" meta:page-count="2" meta:paragraph-count="92" meta:word-count="287" meta:character-count="1811" meta:non-whitespace-character-count="1603"/>
  </office:meta>
</office:document-meta>
</file>